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oboto Lt" svg:font-family="'Roboto Lt'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333333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  <style:text-properties fo:color="#ffffff" style:font-name="Roboto Lt" fo:font-size="121.599998474121pt" fo:font-weight="250" style:font-size-asian="121.599998474121pt" style:font-size-complex="121.599998474121pt"/>
    </style:style>
    <style:style style:name="P2" style:family="paragraph">
      <style:text-properties fo:color="#ffffff" style:font-name="Roboto Lt" fo:font-size="40pt" fo:font-weight="250" style:font-size-asian="40pt" style:font-weight-asian="bold" style:font-size-complex="40pt" style:font-weight-complex="bold"/>
    </style:style>
    <style:style style:name="T1" style:family="text">
      <style:text-properties fo:color="#ffffff" style:font-name="Roboto Lt" fo:font-size="121.599998474121pt" fo:font-weight="250" style:font-size-asian="121.599998474121pt" style:font-size-complex="121.599998474121pt"/>
    </style:style>
    <style:style style:name="T2" style:family="text">
      <style:text-properties fo:color="#ffffff" style:font-name="Roboto Lt" fo:font-size="40pt" fo:font-weight="250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1.92cm" svg:height="11.92cm" svg:x="0.39cm" svg:y="0.733cm">
          <text:p text:style-name="P1"><text:span text:style-name="T1">2Q48</text:span></text:p>
          <draw:enhanced-geometry svg:viewBox="0 0 21600 21600" draw:extrusion="true" dr3d:projection="perspective" draw:extrusion-viewpoint="(0cm -3.472cm 25cm)" draw:extrusion-origin="0 -0.5" draw:extrusion-skew="50 -90" draw:extrusion-rotation-angle="-10 0" draw:extrusion-first-light-direction="(0 -50000 10000)" draw:extrusion-second-light-direction="(0 50000 10000)" draw:type="rectangle" draw:enhanced-path="M 0 0 L 21600 0 21600 21600 0 21600 0 0 Z N"/>
        </draw:custom-shape>
        <draw:frame draw:style-name="gr2" draw:text-style-name="P2" draw:layer="layout" svg:width="1.344cm" svg:height="1.906cm" svg:x="4.459cm" svg:y="5.664cm">
          <draw:text-box>
            <text:p text:style-name="P2"><text:span text:style-name="T2">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Roboto Lt" svg:font-family="'Roboto Lt'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2.7cm" fo:page-height="12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aul Bonnen</meta:initial-creator>
    <meta:creation-date>2014-04-05T19:46:21.285133976</meta:creation-date>
    <dc:date>2014-06-06T23:30:07.326297308</dc:date>
    <dc:creator>Paul Bonnen</dc:creator>
    <meta:editing-duration>PT2M15S</meta:editing-duration>
    <meta:editing-cycles>4</meta:editing-cycles>
    <meta:generator>LibreOffice/4.1.4.2$Linux_x86 LibreOffice_project/410m0$Build-2</meta:generator>
    <meta:document-statistic meta:object-count="2"/>
  </office:meta>
</office:document-meta>
</file>